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79a75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1660b0" style:font-weight-asian="bold" style:font-weight-complex="bold"/>
    </style:style>
    <style:style style:name="P3" style:family="paragraph" style:parent-style-name="Standard">
      <style:text-properties fo:font-weight="normal" officeooo:paragraph-rsid="001660b0" style:font-weight-asian="normal" style:font-weight-complex="normal"/>
    </style:style>
    <style:style style:name="P4" style:family="paragraph" style:parent-style-name="Standard">
      <style:text-properties fo:font-weight="normal" officeooo:rsid="0034b265" officeooo:paragraph-rsid="001660b0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officeooo:paragraph-rsid="001660b0"/>
    </style:style>
    <style:style style:name="P6" style:family="paragraph" style:parent-style-name="Standard">
      <style:text-properties officeooo:paragraph-rsid="001660b0"/>
    </style:style>
    <style:style style:name="P7" style:family="paragraph" style:parent-style-name="Standard">
      <style:text-properties fo:color="#808080" fo:font-size="9pt" officeooo:paragraph-rsid="00126429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fo:color="#808080" fo:font-size="9pt" officeooo:paragraph-rsid="00126429" style:font-size-asian="9pt" style:font-size-complex="9pt"/>
    </style:style>
    <style:style style:name="P9" style:family="paragraph" style:parent-style-name="Text_20_body">
      <style:text-properties officeooo:paragraph-rsid="00079a75"/>
    </style:style>
    <style:style style:name="P10" style:family="paragraph" style:parent-style-name="Text_20_body">
      <loext:graphic-properties draw:fill-image-width="0cm" draw:fill-image-height="0cm"/>
      <style:text-properties officeooo:paragraph-rsid="00079a75"/>
    </style:style>
    <style:style style:name="P11" style:family="paragraph" style:parent-style-name="Text_20_body">
      <style:text-properties fo:font-style="italic" officeooo:paragraph-rsid="00079a75" style:font-style-asian="italic" style:font-style-complex="italic"/>
    </style:style>
    <style:style style:name="P12" style:family="paragraph" style:parent-style-name="Text_20_body">
      <style:text-properties style:use-window-font-color="true" style:font-name="Times New Roman2" fo:font-size="12pt" fo:language="de" fo:country="DE" officeooo:paragraph-rsid="00079a75" style:font-name-asian="Times New Roman2" style:font-size-asian="12pt" style:font-name-complex="Times New Roman2" style:font-size-complex="12pt" style:language-complex="ar" style:country-complex="SA"/>
    </style:style>
    <style:style style:name="P13" style:family="paragraph" style:parent-style-name="Text_20_body">
      <style:text-properties officeooo:paragraph-rsid="001660b0"/>
    </style:style>
    <style:style style:name="P14" style:family="paragraph" style:parent-style-name="Text_20_body">
      <loext:graphic-properties draw:fill-image-width="0cm" draw:fill-image-height="0cm"/>
      <style:text-properties officeooo:paragraph-rsid="001660b0"/>
    </style:style>
    <style:style style:name="P15" style:family="paragraph" style:parent-style-name="Text_20_body">
      <style:text-properties fo:font-weight="bold" officeooo:rsid="00306c65" officeooo:paragraph-rsid="001660b0" style:font-weight-asian="bold" style:font-weight-complex="bold"/>
    </style:style>
    <style:style style:name="P16" style:family="paragraph" style:parent-style-name="Text_20_body">
      <style:text-properties fo:font-weight="bold" officeooo:paragraph-rsid="001660b0" style:font-weight-asian="bold" style:font-weight-complex="bold"/>
    </style:style>
    <style:style style:name="P17" style:family="paragraph" style:parent-style-name="Text_20_body">
      <style:text-properties fo:font-weight="normal" officeooo:paragraph-rsid="001660b0" style:font-weight-asian="normal" style:font-weight-complex="normal"/>
    </style:style>
    <style:style style:name="P18" style:family="paragraph" style:parent-style-name="Text_20_body">
      <style:text-properties fo:font-weight="normal" officeooo:rsid="001e4b8a" officeooo:paragraph-rsid="001e4b8a" style:font-weight-asian="normal" style:font-weight-complex="normal"/>
    </style:style>
    <style:style style:name="P19" style:family="paragraph" style:parent-style-name="Text_20_body">
      <style:text-properties fo:font-weight="normal" officeooo:rsid="001f6384" officeooo:paragraph-rsid="001f6384" style:font-weight-asian="normal" style:font-weight-complex="normal"/>
    </style:style>
    <style:style style:name="P20" style:family="paragraph" style:parent-style-name="Text_20_body">
      <style:text-properties officeooo:paragraph-rsid="00013ee0"/>
    </style:style>
    <style:style style:name="P21" style:family="paragraph" style:parent-style-name="Subject">
      <style:text-properties officeooo:paragraph-rsid="00079a75"/>
    </style:style>
    <style:style style:name="P22" style:family="paragraph" style:parent-style-name="Subject">
      <style:text-properties officeooo:rsid="001dd97f" officeooo:paragraph-rsid="001dd97f"/>
    </style:style>
    <style:style style:name="P23" style:family="paragraph" style:parent-style-name="Subject">
      <style:text-properties style:font-name="Times New Roman" fo:font-size="11pt" officeooo:paragraph-rsid="00079a75" style:font-size-asian="10.5pt"/>
    </style:style>
    <style:style style:name="P24" style:family="paragraph" style:parent-style-name="Subject">
      <style:text-properties officeooo:rsid="001fe91b" officeooo:paragraph-rsid="001fe91b"/>
    </style:style>
    <style:style style:name="P25" style:family="paragraph" style:parent-style-name="Subject">
      <style:text-properties officeooo:rsid="00235427" officeooo:paragraph-rsid="00235427"/>
    </style:style>
    <style:style style:name="P26" style:family="paragraph" style:parent-style-name="Grade">
      <style:text-properties officeooo:paragraph-rsid="00079a75"/>
    </style:style>
    <style:style style:name="P27" style:family="paragraph" style:parent-style-name="Grade">
      <style:text-properties style:font-name="Times New Roman" fo:font-size="11pt" officeooo:rsid="00463da4" officeooo:paragraph-rsid="00079a75" style:font-size-asian="10.5pt"/>
    </style:style>
    <style:style style:name="P28" style:family="paragraph" style:parent-style-name="Grade">
      <style:text-properties style:font-name="Times New Roman" fo:font-size="11pt" fo:font-style="italic" officeooo:rsid="00463da4" officeooo:paragraph-rsid="00079a75" style:font-size-asian="10.5pt"/>
    </style:style>
    <style:style style:name="P29" style:family="paragraph" style:parent-style-name="Table_20_Contents">
      <style:text-properties officeooo:rsid="0042d296" officeooo:paragraph-rsid="001660b0"/>
    </style:style>
    <style:style style:name="P30" style:family="paragraph" style:parent-style-name="Table_20_Contents">
      <style:paragraph-properties fo:text-align="end" style:justify-single-word="false"/>
      <style:text-properties officeooo:rsid="000a9b1d" officeooo:paragraph-rsid="001660b0"/>
    </style:style>
    <style:style style:name="P31" style:family="paragraph" style:parent-style-name="Table_20_Contents">
      <style:paragraph-properties fo:text-align="center" style:justify-single-word="false"/>
      <style:text-properties officeooo:paragraph-rsid="001660b0"/>
    </style:style>
    <style:style style:name="P32" style:family="paragraph" style:parent-style-name="Table_20_Contents">
      <style:text-properties officeooo:paragraph-rsid="001660b0"/>
    </style:style>
    <style:style style:name="P33" style:family="paragraph" style:parent-style-name="Standard">
      <style:paragraph-properties fo:break-before="page"/>
      <style:text-properties officeooo:rsid="004101f1" officeooo:paragraph-rsid="001660b0"/>
    </style:style>
    <style:style style:name="P34" style:family="paragraph" style:parent-style-name="Standard">
      <style:paragraph-properties fo:text-align="start" style:justify-single-word="false" fo:break-before="page"/>
      <style:text-properties fo:font-weight="bold" officeooo:rsid="00293886" officeooo:paragraph-rsid="001660b0" style:font-weight-asian="bold" style:font-weight-complex="bold"/>
    </style:style>
    <style:style style:name="P35" style:family="paragraph" style:parent-style-name="Standard">
      <style:paragraph-properties fo:break-before="page"/>
      <style:text-properties officeooo:paragraph-rsid="001660b0"/>
    </style:style>
    <style:style style:name="P36" style:family="paragraph" style:parent-style-name="Standard">
      <style:paragraph-properties fo:margin-left="1cm" fo:margin-right="0cm" fo:text-indent="0cm" style:auto-text-indent="false"/>
      <style:text-properties officeooo:paragraph-rsid="001660b0"/>
    </style:style>
    <style:style style:name="P37" style:family="paragraph" style:parent-style-name="Standard">
      <style:paragraph-properties fo:margin-top="0cm" fo:margin-bottom="0cm" loext:contextual-spacing="false"/>
      <style:text-properties officeooo:paragraph-rsid="001660b0"/>
    </style:style>
    <style:style style:name="P38" style:family="paragraph" style:parent-style-name="Table_20_Title">
      <style:paragraph-properties fo:text-align="center" style:justify-single-word="false"/>
      <style:text-properties officeooo:paragraph-rsid="001660b0"/>
    </style:style>
    <style:style style:name="P39" style:family="paragraph" style:parent-style-name="Standard">
      <style:paragraph-properties fo:margin-top="0.64cm" fo:margin-bottom="0cm" loext:contextual-spacing="false" fo:text-align="center" style:justify-single-word="false"/>
      <style:text-properties officeooo:paragraph-rsid="00239c9f"/>
    </style:style>
    <style:style style:name="P40" style:family="paragraph" style:parent-style-name="Text_20_body">
      <style:text-properties fo:font-weight="normal" officeooo:paragraph-rsid="001e4b8a" style:font-weight-asian="normal" style:font-weight-complex="normal"/>
    </style:style>
    <style:style style:name="P41" style:family="paragraph" style:parent-style-name="Text_20_body">
      <style:text-properties fo:font-weight="normal" officeooo:rsid="001e4b8a" officeooo:paragraph-rsid="001e4b8a" style:font-weight-asian="normal" style:font-weight-complex="normal"/>
    </style:style>
    <style:style style:name="P42" style:family="paragraph" style:parent-style-name="Text_20_body">
      <style:text-properties fo:font-weight="normal" officeooo:rsid="0027005c" officeooo:paragraph-rsid="0027005c" style:font-weight-asian="normal" style:font-weight-complex="normal"/>
    </style:style>
    <style:style style:name="P43" style:family="paragraph" style:parent-style-name="Text_20_body">
      <style:text-properties officeooo:paragraph-rsid="00215346"/>
    </style:style>
    <style:style style:name="P44" style:family="paragraph" style:parent-style-name="Heading_20_2">
      <style:paragraph-properties fo:text-align="center" style:justify-single-word="false"/>
      <style:text-properties officeooo:paragraph-rsid="001660b0"/>
    </style:style>
    <style:style style:name="P45" style:family="paragraph" style:parent-style-name="Subject">
      <style:text-properties officeooo:rsid="001dd97f" officeooo:paragraph-rsid="00079a75"/>
    </style:style>
    <style:style style:name="P46" style:family="paragraph" style:parent-style-name="Subject">
      <style:text-properties style:font-name="Times New Roman" fo:font-size="11pt" fo:font-style="italic" officeooo:rsid="00463da4" officeooo:paragraph-rsid="001dd97f" style:font-size-asian="10.5pt"/>
    </style:style>
    <style:style style:name="P47" style:family="paragraph" style:parent-style-name="Heading_20_1">
      <style:text-properties officeooo:paragraph-rsid="001660b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005c" style:font-weight-asian="bold" style:font-weight-complex="bold"/>
    </style:style>
    <style:style style:name="T3" style:family="text">
      <style:text-properties fo:font-size="16pt" officeooo:rsid="004e9d5e" style:font-size-asian="16pt"/>
    </style:style>
    <style:style style:name="T4" style:family="text">
      <style:text-properties fo:font-size="16pt" officeooo:rsid="00231160" style:font-size-asian="16pt"/>
    </style:style>
    <style:style style:name="T5" style:family="text">
      <style:text-properties officeooo:rsid="0019af22"/>
    </style:style>
    <style:style style:name="T6" style:family="text">
      <style:text-properties officeooo:rsid="00121500"/>
    </style:style>
    <style:style style:name="T7" style:family="text">
      <style:text-properties officeooo:rsid="00111c33"/>
    </style:style>
    <style:style style:name="T8" style:family="text">
      <style:text-properties officeooo:rsid="001f6384"/>
    </style:style>
    <style:style style:name="T9" style:family="text">
      <style:text-properties officeooo:rsid="0027005c"/>
    </style:style>
    <style:style style:name="T10" style:family="text">
      <style:text-properties fo:font-weight="normal" officeooo:rsid="00215346" style:font-weight-asian="normal" style:font-weight-complex="normal"/>
    </style:style>
    <style:style style:name="T11" style:family="text">
      <style:text-properties fo:font-weight="normal" officeooo:rsid="0027005c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?Maßstab?" text:name="STREAM"/>
        <text:user-field-decl office:value-type="string" office:string-value="?ZEUGNIS_D?" text:name="DATE_D"/>
        <text:user-field-decl office:value-type="string" office:string-value="?ZEUGNIS?" text:name="REPORT_TYPE_CAP"/>
        <text:user-field-decl office:value-type="string" office:string-value="?Zeugnis?" text:name="REPORT_TYPE"/>
        <text:user-field-decl office:value-type="string" office:string-value="?SCHULJAHR?" text:name="SCHOOLYEAR"/>
        <text:user-field-decl office:value-type="string" office:string-value="?BEMERKUNG_1?" text:name="_COMMENT_1"/>
        <text:user-field-decl office:value-type="string" office:string-value="?VORNAMEN?" text:name="FIRSTNAMES"/>
        <text:user-field-decl office:value-type="string" office:string-value="?GEB_Datum?" text:name="DOB_D"/>
        <text:user-field-decl office:value-type="string" office:string-value="?GEBURTSORT?" text:name="POB"/>
        <text:user-field-decl office:value-type="string" office:string-value="?EINTRITT_D?" text:name="ENTRY_D"/>
        <text:user-field-decl office:value-type="string" office:string-value="?de?" text:name="de"/>
        <text:user-field-decl office:value-type="string" office:string-value="?en?" text:name="en"/>
        <text:user-field-decl office:value-type="string" office:string-value="?fr?" text:name="fr"/>
        <text:user-field-decl office:value-type="string" office:string-value="?ges?" text:name="ges"/>
        <text:user-field-decl office:value-type="string" office:string-value="?soz?" text:name="soz"/>
        <text:user-field-decl office:value-type="string" office:string-value="?geo?" text:name="geo"/>
        <text:user-field-decl office:value-type="string" office:string-value="?rel?" text:name="rel"/>
        <text:user-field-decl office:value-type="string" office:string-value="?ma?" text:name="ma"/>
        <text:user-field-decl office:value-type="string" office:string-value="?bio?" text:name="bio"/>
        <text:user-field-decl office:value-type="string" office:string-value="?ch?" text:name="ch"/>
        <text:user-field-decl office:value-type="string" office:string-value="?ph?" text:name="ph"/>
        <text:user-field-decl office:value-type="string" office:string-value="?mu?" text:name="mu"/>
        <text:user-field-decl office:value-type="string" office:string-value="?ku?" text:name="ku"/>
        <text:user-field-decl office:value-type="string" office:string-value="?awt?" text:name="awt"/>
        <text:user-field-decl office:value-type="string" office:string-value="?werk?" text:name="werk"/>
        <text:user-field-decl office:value-type="string" office:string-value="?texg?" text:name="texg"/>
        <text:user-field-decl office:value-type="string" office:string-value="?sp?" text:name="sp"/>
        <text:user-field-decl office:value-type="string" office:string-value="?eu?" text:name="eu"/>
        <text:user-field-decl office:value-type="string" office:string-value="?f_K_1?" text:name="f_K_1"/>
        <text:user-field-decl office:value-type="string" office:string-value="?g_K_1?" text:name="g_K_1"/>
        <text:user-field-decl office:value-type="string" office:string-value="?g_K_3?" text:name="g_K_3"/>
        <text:user-field-decl office:value-type="string" office:string-value="?g_K_5?" text:name="g_K_5"/>
        <text:user-field-decl office:value-type="string" office:string-value="?g_K_2?" text:name="g_K_2"/>
        <text:user-field-decl office:value-type="string" office:string-value="?g_K_4?" text:name="g_K_4"/>
        <text:user-field-decl office:value-type="string" office:string-value="?f_K_2?" text:name="f_K_2"/>
        <text:user-field-decl office:value-type="string" office:string-value="?f_K_4?" text:name="f_K_4"/>
        <text:user-field-decl office:value-type="string" office:string-value="?f_K_3?" text:name="f_K_3"/>
        <text:user-field-decl office:value-type="string" office:string-value="?f_K_5?" text:name="f_K_5"/>
        <text:user-field-decl office:value-type="string" office:string-value="?NACHNAME?" text:name="LASTNAME"/>
        <text:user-field-decl office:value-type="string" office:string-value="?KLASSE?" text:name="CLASS"/>
      </text:user-field-decls>
      <text:p text:style-name="P40"><text:span text:style-name="T2">Die Realschule hat folgende Fächer</text:span><text:span text:style-name="T9">:</text:span></text:p>
      <text:p text:style-name="P18">Erdkunde</text:p>
      <text:p text:style-name="P18">Werte und Normen</text:p>
      <text:p text:style-name="P18">Politik</text:p>
      <text:p text:style-name="P18">Wirtschaft</text:p>
      <text:p text:style-name="P18">Technik</text:p>
      <text:p text:style-name="P18">Hauswirtschaft</text:p>
      <text:p text:style-name="P18">Gestaltendes Werken</text:p>
      <text:p text:style-name="P18">Textiles Gestalten</text:p>
      <text:p text:style-name="P18"/>
      <text:p text:style-name="P42"><text:span text:style-name="T1">Das Gymnasium hat</text:span>:</text:p>
      <text:p text:style-name="P18">Erdkunde</text:p>
      <text:p text:style-name="P18">Werte und Normen</text:p>
      <text:p text:style-name="P18">Politik<text:span text:style-name="T9">-</text:span>Wirtschaft</text:p>
      <text:p text:style-name="P18"/>
      <text:p text:style-name="P42"><text:span text:style-name="T1">Aktuell haben wir</text:span>: Geographie, Sozialkunde, <text:span text:style-name="T8">Arbeit-Wirtschaft-Technik (wie IGS)</text:span>, Werken</text:p>
      <text:p text:style-name="P43"><text:span text:style-name="T10">I</text:span><text:span text:style-name="T11">m Sek. II - Bereich verschwindet alles Praktische bei uns in die Kunstnote.</text:span></text:p>
      <text:p text:style-name="P43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199cm" fo:margin-bottom="0.21cm" loext:contextual-spacing="false" fo:text-indent="0cm" style:auto-text-indent="false"/>
      <style:text-properties style:font-name="Times New Roman1" fo:font-family="'Times New Roman'" style:font-style-name="Bold" style:font-family-generic="roman" style:font-pitch="variable" fo:font-size="115%" fo:font-weight="normal" style:font-size-asian="115%" style:font-weight-asian="bold" style:font-size-complex="115%" style:font-weight-complex="bold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style-name="Regular" style:font-family-generic="roman" style:font-pitch="variable" fo:font-size="18pt" style:font-size-asian="10.5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imes New Roman" fo:font-family="'Times New Roman'" style:font-style-name="Regular" style:font-family-generic="roman" style:font-pitch="variable" fo:font-size="24pt" style:font-size-asian="24pt"/>
    </style:style>
    <style:style style:name="Subject" style:family="paragraph" style:parent-style-name="Text_20_body">
      <style:paragraph-properties fo:margin-top="0cm" fo:margin-bottom="0cm" loext:contextual-spacing="false"/>
      <style:text-properties officeooo:rsid="00463da4"/>
    </style:style>
    <style:style style:name="Grade" style:family="paragraph" style:parent-style-name="Subject">
      <style:text-properties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fo:font-style="italic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Title" style:display-name="Table Title" style:family="paragraph" style:parent-style-name="Table_20_Contents">
      <style:paragraph-properties fo:margin-top="0.199cm" fo:margin-bottom="0.101cm" loext:contextual-spacing="false"/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6:56:57.618785721</meta:creation-date>
    <dc:date>2019-07-01T10:12:04.595714380</dc:date>
    <meta:editing-duration>PT1H57M37S</meta:editing-duration>
    <meta:editing-cycles>22</meta:editing-cycles>
    <meta:generator>LibreOffice/6.2.4.2$Linux_X86_64 LibreOffice_project/20$Build-2</meta:generator>
    <meta:document-statistic meta:table-count="0" meta:image-count="0" meta:object-count="0" meta:page-count="1" meta:paragraph-count="15" meta:word-count="47" meta:character-count="357" meta:non-whitespace-character-count="325"/>
  </office:meta>
</office:document-meta>
</file>